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e0219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normal" officeooo:rsid="00109d7d" officeooo:paragraph-rsid="00109d7d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09d7d" officeooo:paragraph-rsid="0011f3a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1f3aa" officeooo:paragraph-rsid="0011f3aa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55c31" officeooo:paragraph-rsid="0011f3aa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55c31" officeooo:paragraph-rsid="0016d21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7281c" officeooo:paragraph-rsid="0017281c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7a186" officeooo:paragraph-rsid="001b430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b4303" officeooo:paragraph-rsid="001b430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b88cd" officeooo:paragraph-rsid="001b88c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db5bf" officeooo:paragraph-rsid="001f2b31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27a7f" officeooo:paragraph-rsid="00227a7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85b7f" officeooo:paragraph-rsid="00285b7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bold" officeooo:rsid="00109d7d" officeooo:paragraph-rsid="00109d7d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b88cd" officeooo:paragraph-rsid="001b88cd" style:font-size-asian="10.5pt" style:font-weight-asian="bold" style:font-size-complex="12pt" style:font-weight-complex="bold"/>
    </style:style>
    <style:style style:name="T1" style:family="text">
      <style:text-properties officeooo:rsid="0011f3aa"/>
    </style:style>
    <style:style style:name="T2" style:family="text">
      <style:text-properties officeooo:rsid="0016d216"/>
    </style:style>
    <style:style style:name="T3" style:family="text">
      <style:text-properties officeooo:rsid="0017a186"/>
    </style:style>
    <style:style style:name="T4" style:family="text">
      <style:text-properties officeooo:rsid="00197f4c"/>
    </style:style>
    <style:style style:name="T5" style:family="text">
      <style:text-properties officeooo:rsid="001f2b31"/>
    </style:style>
    <style:style style:name="T6" style:family="text">
      <style:text-properties officeooo:rsid="0024383e"/>
    </style:style>
    <style:style style:name="T7" style:family="text">
      <style:text-properties officeooo:rsid="00252d3a"/>
    </style:style>
    <style:style style:name="T8" style:family="text">
      <style:text-properties officeooo:rsid="0027b09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a2b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Ninjas DevOps – Test</text:p>
      <text:p text:style-name="P1"/>
      <text:p text:style-name="P14">The problem:</text:p>
      <text:p text:style-name="P2"/>
      <text:p text:style-name="P3"><text:span text:style-name="T1">GetNinjas environment is composed of several application components (aka microservices) that interacts heavily with each other through HTTP REST calls. They're deployed in a hybrid infrastructure, comprising both AWS and on-premises resources. To be able to operate all these components at scale, having a central place to watch infrastructure events and logs is critical.</text:span></text:p>
      <text:p text:style-name="P4"/>
      <text:p text:style-name="P4">Your assignment is to propose a solution that comprises:</text:p>
      <text:p text:style-name="P4"/>
      <text:p text:style-name="P4">- A log centralization tool</text:p>
      <text:p text:style-name="P4"/>
      <text:p text:style-name="P4">- A visualization tool</text:p>
      <text:p text:style-name="P4"/>
      <text:p text:style-name="P4">- An event storage tool</text:p>
      <text:p text:style-name="P4"/>
      <text:p text:style-name="P14"><text:span text:style-name="T1">My p</text:span>ropose:</text:p>
      <text:p text:style-name="P2"/>
      <text:p text:style-name="P4">Using the stack ELK <text:s/>( ElasticSearch, Logstash and Kibana) <text:s/>together with python beaver we can provide this solution.</text:p>
      <text:p text:style-name="P4">In the GetNinjas Applications we just need that the logs <text:span text:style-name="T6">are</text:span> created like a JSON format.</text:p>
      <text:p text:style-name="P5"/>
      <text:p text:style-name="P6">The python-beaver (<text:a xlink:type="simple" xlink:href="https://github.com/python-beaver/python-beaver" text:style-name="Internet_20_link" text:visited-style-name="Visited_20_Internet_20_Link">https://github.com/python-beaver/python-beaver</text:a> ) must need to be install<text:span text:style-name="T7">ed</text:span> in our <text:span text:style-name="T3">app </text:span>instances, for this we could use the chef recipe <text:a xlink:type="simple" xlink:href="https://github.com/alappe/cookbook-beaver" text:style-name="Internet_20_link" text:visited-style-name="Visited_20_Internet_20_Link"><text:span text:style-name="T2">https://github.com/alappe/cookbook-beaver</text:span></text:a><text:span text:style-name="T2"> , and change some parameters to monitor the app logs files and send these logs to redis database.</text:span></text:p>
      <text:p text:style-name="P6"/>
      <text:p text:style-name="P7">The next step is to install the Logstash (https://www.elastic.co/products/logstash) in an Autoscaling Group, this guy is responsible to get the logs from our redis database and by bulk operations to fill our ElasticSearch index base.</text:p>
      <text:p text:style-name="P7"/>
      <text:p text:style-name="P8">The final step <text:span text:style-name="T4">is about the visualization tool, we can use the kibana dashboard <text:s/>( </text:span><text:a xlink:type="simple" xlink:href="https://www.elastic.co/products/kibana" text:style-name="Internet_20_link" text:visited-style-name="Visited_20_Internet_20_Link"><text:span text:style-name="T4">https://www.elastic.co/products/kibana</text:span></text:a><text:span text:style-name="T4"> )</text:span></text:p>
      <text:p text:style-name="P8"/>
      <text:p text:style-name="P9">The AWS provided to us one already installation solution like a SAS, the product is called AWS ElasticSearch.</text:p>
      <text:p text:style-name="P9"/>
      <text:p text:style-name="P10">If we just need a centralized log solution this is a good fit, because this product have some limitations, like the Elastic version, <text:span text:style-name="T8">limit of </text:span>nodes <text:span text:style-name="T8">number</text:span> and others.</text:p>
      <text:p text:style-name="P10"/>
      <text:p text:style-name="P10"/>
      <text:p text:style-name="P15">My Vagrant Box:</text:p>
      <text:p text:style-name="P15"/>
      <text:p text:style-name="P11">Basically you just need to follow the instructions localized in the <text:a xlink:type="simple" xlink:href="https://github.com/nullck/getninjas_nullck" text:style-name="Internet_20_link" text:visited-style-name="Visited_20_Internet_20_Link"><text:span text:style-name="T5">https://github.com/nullck/getninjas_nullck</text:span></text:a><text:span text:style-name="T5"> repository.</text:span></text:p>
      <text:p text:style-name="P11"/>
      <text:p text:style-name="P13">Important: After you finish the test review, please turn o<text:span text:style-name="T10">f</text:span>f your vagrant box, by use <text:span text:style-name="T9">vagrant destroy</text:span></text:p>
      <text:p text:style-name="P13">I'm running my ElasticSearch in a free tier AWS account, and I have limit of data transfer. <text:s/>=]</text:p>
      <text:p text:style-name="P13"/>
      <text:p text:style-name="P12">If you have any question about something please let me know.</text:p>
      <text:p text:style-name="P12">Thanks for this opportunity,</text:p>
      <text:p text:style-name="P12"/>
      <text:p text:style-name="P12">Thiago D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2:05:37.220475000</meta:creation-date>
    <dc:date>2016-05-09T12:52:28.864212000</dc:date>
    <meta:editing-duration>PT46M40S</meta:editing-duration>
    <meta:editing-cycles>24</meta:editing-cycles>
    <meta:generator>LibreOffice/5.0.0.5$MacOSX_X86_64 LibreOffice_project/1b1a90865e348b492231e1c451437d7a15bb262b</meta:generator>
    <meta:document-statistic meta:table-count="0" meta:image-count="0" meta:object-count="0" meta:page-count="1" meta:paragraph-count="22" meta:word-count="325" meta:character-count="2107" meta:non-whitespace-character-count="1799"/>
  </office:meta>
</office:document-meta>
</file>